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ffff66" style:font-name="Comic Sans MS" fo:font-size="48pt" fo:background-color="#ff3333" style:font-size-asian="48pt" style:font-size-complex="48pt"/>
    </style:style>
    <style:style style:name="P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Calibri" fo:font-size="12pt" fo:background-color="transparent" style:font-size-asian="12pt" style:font-size-complex="12pt"/>
    </style:style>
    <style:style style:name="P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Calibri" fo:font-size="12pt" fo:background-color="transparent" style:font-size-asian="12pt" style:font-size-complex="12pt"/>
    </style:style>
    <style:style style:name="P4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Arial" fo:font-size="12pt" fo:background-color="transparent" style:font-size-asian="12pt" style:font-size-complex="12pt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Arial" fo:font-size="12pt" fo:background-color="transparent" style:font-size-asian="12pt" style:font-size-complex="12pt"/>
    </style:style>
    <style:style style:name="P6" style:family="paragraph" style:parent-style-name="Text_20_body">
      <style:text-properties style:font-name="Arial"/>
    </style:style>
    <style:style style:name="P7" style:family="paragraph" style:parent-style-name="Text_20_body" style:list-style-name="L2">
      <style:text-properties style:font-name="Arial"/>
    </style:style>
    <style:style style:name="P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Heading_20_3">
      <style:text-properties fo:font-size="12pt" style:font-size-asian="12pt" style:font-size-complex="12pt"/>
    </style:style>
    <style:style style:name="T1" style:family="text">
      <style:text-properties style:text-position="33% 58%"/>
    </style:style>
    <style:style style:name="T2" style:family="text">
      <style:text-properties fo:language="en" fo:country="US"/>
    </style:style>
    <style:style style:name="T3" style:family="text">
      <style:text-properties fo:font-size="12pt" fo:language="en" fo:country="US" style:font-size-asian="12pt" style:font-size-complex="12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tudent Name: Militaru Cristian</text:p>
      <text:p text:style-name="P5">Group: 30431</text:p>
      <text:p text:style-name="P3"/>
      <text:p text:style-name="P1">OGEL</text:p>
      <text:p text:style-name="P4">– Graphical Processing Systems project –</text:p>
      <text:p text:style-name="P2"/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0">1.Subject Specification<text:tab/>1</text:p>
          <text:p text:style-name="P10">2.Scenario<text:tab/>1</text:p>
          <text:p text:style-name="P8">2.1.Scene and objects description<text:tab/>1</text:p>
          <text:p text:style-name="P8">2.2.Functionalities<text:tab/>1</text:p>
          <text:p text:style-name="P10">3.Implementation details<text:tab/>1</text:p>
          <text:p text:style-name="P8">3.1.Functions and special algorithms<text:tab/>1</text:p>
          <text:p text:style-name="P9">3.1.1. Possible solutions<text:tab/>1</text:p>
        </text:index-body>
      </text:table-of-content>
      <text:p text:style-name="P3"/>
      <text:h text:style-name="Heading_20_1" text:outline-level="1">Subject Specification</text:h>
      <text:p text:style-name="P6">OGEL is a virtual Lego<text:span text:style-name="T1">©</text:span> game.<text:span text:style-name="T2"> There is a large board on which the player can place pieces and build any non-moving object.</text:span></text:p>
      <text:p text:style-name="P6"><text:span text:style-name="T2"/></text:p>
      <text:h text:style-name="Heading_20_1" text:outline-level="1"><text:span text:style-name="T2">Scenario</text:span></text:h>
      <text:h text:style-name="Heading_20_2" text:outline-level="2"><text:span text:style-name="T2">Scene and objects description</text:span></text:h>
      <text:p text:style-name="P6"><text:span text:style-name="T2">The scene contains initially only the base board, on which the player can place pieces. During the gameplay, the number of pieces grows. There is a light source above the board that provides illumination to the scene.</text:span></text:p>
      <text:h text:style-name="Heading_20_2" text:outline-level="2"><text:span text:style-name="T2">Functionalities</text:span></text:h>
      <text:list xml:id="list7599664253145410932" text:style-name="L2">
        <text:list-item>
          <text:p text:style-name="P7"><text:span text:style-name="T2">Camera movement: the camera can be rotated around the center of the screen, enabling the player to see his creation from different angles. Also, the user can zoom in and out.</text:span></text:p>
        </text:list-item>
        <text:list-item>
          <text:p text:style-name="P7"><text:span text:style-name="T2">Object manipulation: the player can choose what type of piece to place, then move it to the desired location, and finally to place it above the other piece.</text:span></text:p>
        </text:list-item>
      </text:list>
      <text:h text:style-name="Heading_20_1" text:outline-level="1"><text:soft-page-break/><text:span text:style-name="T2">Implementation details</text:span></text:h>
      <text:h text:style-name="Heading_20_2" text:outline-level="2"><text:span text:style-name="T2">Functions and special algorithms</text:span></text:h>
      <text:h text:style-name="P11" text:outline-level="3"><text:span text:style-name="T2"><text:s/>Possible solutions</text:span></text:h>
      <text:p text:style-name="P6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o" fo:country="R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o" fo:country="R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isti Militaru</meta:initial-creator>
    <meta:creation-date>2016-01-09T15:24:06.09</meta:creation-date>
    <dc:date>2016-01-09T17:56:32.33</dc:date>
    <dc:creator>Cristi Militaru</dc:creator>
    <meta:editing-duration>PT2H17M12S</meta:editing-duration>
    <meta:editing-cycles>8</meta:editing-cycles>
    <meta:generator>OpenOffice/4.1.1$Win32 OpenOffice.org_project/411m6$Build-9775</meta:generator>
    <meta:document-statistic meta:table-count="0" meta:image-count="0" meta:object-count="0" meta:page-count="2" meta:paragraph-count="23" meta:word-count="179" meta:character-count="1115"/>
  </office:meta>
</office:document-meta>
</file>